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E</mi>
        <mtext>R</mtext>
      </msub>
      <mrow>
        <mi/>
        <mo stretchy="false">=</mo>
        <mi/>
      </mrow>
      <mfrac>
        <msup>
          <mo stretchy="false">ℏ</mo>
          <mn>2</mn>
        </msup>
        <mrow>
          <mn>2</mn>
          <msub>
            <mi>m</mi>
            <mtext>e</mtext>
          </msub>
          <msubsup>
            <mi>a</mi>
            <mtext>B</mtext>
            <mn>2</mn>
          </msubsup>
        </mrow>
      </mfrac>
      <mrow>
        <mi/>
        <mo stretchy="false">=</mo>
        <mi/>
      </mrow>
      <mfrac>
        <mrow>
          <msub>
            <mi>m</mi>
            <mtext>e</mtext>
          </msub>
          <msup>
            <mi>e</mi>
            <mn>4</mn>
          </msup>
        </mrow>
        <mrow>
          <mn>2</mn>
          <msup>
            <mo stretchy="false">ℏ</mo>
            <mn>2</mn>
          </msup>
          <mi/>
          <msup>
            <mrow>
              <mo stretchy="false">(</mo>
              <mrow>
                <mn>4</mn>
                <mo stretchy="false">π</mo>
                <msub>
                  <mo stretchy="false">ε</mo>
                  <mn>0</mn>
                </msub>
              </mrow>
              <mo stretchy="false">)</mo>
            </mrow>
            <mn>2</mn>
          </msup>
        </mrow>
      </mfrac>
      <mrow>
        <mi/>
        <mo stretchy="false">=</mo>
        <mi/>
      </mrow>
      <mn>13,605</mn>
      <mtext> eV</mtext>
    </mrow>
    <annotation encoding="StarMath 5.0">E _"R" ~=~ hbar ^2 over {2 m _"e" a _"B" ^2} 
~=~ 
{m _"e" e ^4} over {2 hbar ^2 ` (4 %pi %ivarepsilon _0) ^2} 
~=~ 
13,605 " eV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2:41:20.410000000</meta:creation-date>
    <meta:generator>LibreOffice/4.1.4.2$Windows_x86 LibreOffice_project/0a0440ccc0227ad9829de5f46be37cfb6edcf72</meta:generator>
  </office:meta>
</office:document-meta>
</file>